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office:value-type="string">
            <text:p>s1</text:p>
          </table:table-cell>
          <table:table-cell office:value-type="float" office:value="125">
            <text:p>125</text:p>
          </table:table-cell>
          <table:table-cell office:value-type="string">
            <text:p>s2</text:p>
          </table:table-cell>
          <table:table-cell office:value-type="float" office:value="200">
            <text:p>200</text:p>
          </table:table-cell>
          <table:table-cell office:value-type="string">
            <text:p>s3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50">
            <text:p>15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350">
            <text:p>35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office:value-type="string">
            <text:p>a1s1s1+a2s2s1+a3s3s1</text:p>
          </table:table-cell>
          <table:table-cell/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1s1s2+a2s2s2+a3s3s2</text:p>
          </table:table-cell>
          <table:table-cell/>
          <table:table-cell office:value-type="float" office:value="-1">
            <text:p>-1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a1s1s3+a2s2s3+a3s3s3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>
            <text:p>a1</text:p>
          </table:table-cell>
          <table:table-cell table:formula="of:=[.C4]*[.C4]+[.C5]*[.C5]+[.C6]" office:value-type="float" office:value="38126">
            <text:p>38126</text:p>
          </table:table-cell>
          <table:table-cell office:value-type="string">
            <text:p>+</text:p>
          </table:table-cell>
          <table:table-cell office:value-type="string">
            <text:p>a2</text:p>
          </table:table-cell>
          <table:table-cell table:formula="of:=[.E4]*[.C4]+[.E5]*[.C5]+[.E6]" office:value-type="float" office:value="40001">
            <text:p>40001</text:p>
          </table:table-cell>
          <table:table-cell office:value-type="string">
            <text:p>+</text:p>
          </table:table-cell>
          <table:table-cell office:value-type="string">
            <text:p>a3</text:p>
          </table:table-cell>
          <table:table-cell table:formula="of:=[.G4]*[.C4]+[.G5]*[.C5]+[.G6]" office:value-type="float" office:value="90001">
            <text:p>90001</text:p>
          </table:table-cell>
        </table:table-row>
        <table:table-row table:style-name="ro3">
          <table:table-cell/>
          <table:table-cell office:value-type="string">
            <text:p>a1</text:p>
          </table:table-cell>
          <table:table-cell table:formula="of:=[.F13]" office:value-type="float" office:value="40001">
            <text:p>40001</text:p>
          </table:table-cell>
          <table:table-cell/>
          <table:table-cell office:value-type="string">
            <text:p>a2</text:p>
          </table:table-cell>
          <table:table-cell table:formula="of:=[.E4]*[.E4]+[.E5]*[.E5]+[.E6]" office:value-type="float" office:value="50001">
            <text:p>50001</text:p>
          </table:table-cell>
          <table:table-cell/>
          <table:table-cell office:value-type="string">
            <text:p>a3</text:p>
          </table:table-cell>
          <table:table-cell table:formula="of:=[.G4]*[.E4]+[.G5]*[.E5]+[.G6]" office:value-type="float" office:value="95001">
            <text:p>95001</text:p>
          </table:table-cell>
        </table:table-row>
        <table:table-row table:style-name="ro3">
          <table:table-cell/>
          <table:table-cell office:value-type="string">
            <text:p>a1</text:p>
          </table:table-cell>
          <table:table-cell table:formula="of:=[.I13]" office:value-type="float" office:value="90001">
            <text:p>90001</text:p>
          </table:table-cell>
          <table:table-cell/>
          <table:table-cell office:value-type="string">
            <text:p>a2</text:p>
          </table:table-cell>
          <table:table-cell table:formula="of:=[.I14]" office:value-type="float" office:value="95001">
            <text:p>95001</text:p>
          </table:table-cell>
          <table:table-cell table:number-columns-repeated="2"/>
          <table:table-cell table:formula="of:=[.G4]*[.G4]+[.G5]*[.G5]+[.G6]" office:value-type="float" office:value="212501">
            <text:p>212501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>
            <text:p>a1=</text:p>
          </table:table-cell>
          <table:table-cell table:style-name="ce1" office:value-type="float" office:value="-4.1662">
            <text:p>-4.1662</text:p>
          </table:table-cell>
          <table:table-cell office:value-type="string">
            <text:p>a2=</text:p>
          </table:table-cell>
          <table:table-cell table:style-name="ce1" office:value-type="float" office:value="-0.1302">
            <text:p>-0.1302</text:p>
          </table:table-cell>
          <table:table-cell office:value-type="string">
            <text:p>a3=</text:p>
          </table:table-cell>
          <table:table-cell table:style-name="ce1" office:value-type="float" office:value="1.8227">
            <text:p>1.8227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>
            <text:p>w=</text:p>
          </table:table-cell>
          <table:table-cell table:style-name="ce2" table:formula="of:=[.C17]*[.C4]+[.E17]*[.E4]+[.G17]*[.G4]" office:value-type="float" office:value="-0.00499999999999545">
            <text:p>-0.00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table:formula="of:=[.C5]*[.C17]+[.E17]*[.E5]+[.G17]*[.G5]" office:value-type="float" office:value="-0.00499999999988177">
            <text:p>-0.00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" table:formula="of:=[.C17]*[.C6]+[.E17]*[.E6]+[.G17]*[.G6]" office:value-type="float" office:value="-2.4737">
            <text:p>-2.473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Scott Templer</meta:initial-creator>
    <meta:creation-date>2006-05-16T10:27:47</meta:creation-date>
    <dc:language>en-US</dc:language>
    <meta:editing-cycles>2</meta:editing-cycles>
    <meta:editing-duration>P0D</meta:editing-duration>
    <dc:date>2013-09-29T21:20:35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